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102.96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1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116.75mm"/>
    </style:style>
    <style:style style:name="co10" style:family="table-column">
      <style:table-column-properties fo:break-before="auto" style:column-width="42.53mm"/>
    </style:style>
    <style:style style:name="co11" style:family="table-column">
      <style:table-column-properties fo:break-before="auto" style:column-width="100.35mm"/>
    </style:style>
    <style:style style:name="co12" style:family="table-column">
      <style:table-column-properties fo:break-before="auto" style:column-width="8.64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7.8mm"/>
    </style:style>
    <style:style style:name="co15" style:family="table-column">
      <style:table-column-properties fo:break-before="auto" style:column-width="46.94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0.87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7.97mm" fo:break-before="auto" style:use-optimal-row-height="true"/>
    </style:style>
    <style:style style:name="ro10" style:family="table-row">
      <style:table-row-properties style:row-height="9mm" fo:break-before="auto" style:use-optimal-row-height="fals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1.96mm" fo:break-before="auto" style:use-optimal-row-height="true"/>
    </style:style>
    <style:style style:name="ta1" style:family="table" style:master-page-name="PageStyle_5f_1_20_sprin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5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06pt solid #000000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fo:language="none" fo:country="none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fo:border-left="0.74pt solid #000000" fo:border-right="none" style:rotation-align="none" fo:border-top="1.76pt solid #000000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fo:background-color="transparent" fo:border-left="0.74pt solid #000000" fo:border-right="none" style:rotation-align="none" fo:border-top="0.74pt solid #000000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Pré-Produção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4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>
            <text:p>Plano de Produção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3"/>- Plano da semana 5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Pré-Produção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4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>
            <text:p>Plano de Produção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3"/>- Plano da semana 4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5">
            <text:p>Pré-Produção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Elaboração do roteir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3">
          <table:table-cell/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Prototipação de ideias, mecânicas e conceit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4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Planejamento detalhado de cada ciclo de vid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8">
          <table:table-cell/>
          <table:covered-table-cell table:style-name="ce4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3"/>- Plano da semana 3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Pré-Projeto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nálise de mercado, tendências e viabilidad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Rascunho da ideia inicial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2"/>
          <table:table-cell table:style-name="ce81" table:number-columns-spanned="2" table:number-rows-spanned="1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Lista de atividades que são necessárias para a realização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Escopo de cada membro d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Reunião de apresentação do fluxo de trabalh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Instalação e configuração das ferramentas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Treinamentos nas ferramentas para desenvolvimento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Pré-Produção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Elaboração do roteir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Prototipação de ideias, mecânicas e conceito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9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Planejamento detalhado de cada ciclo de vida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covered-table-cell table:style-name="ce4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3"/>- Plano da semana 1º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1º Ciclo 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Relatório de bugs encontrado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1">
          <table:table-cell/>
          <table:table-cell table:style-name="ce3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12">
          <table:table-cell table:number-columns-repeated="2"/>
          <table:table-cell table:style-name="ce7"/>
          <table:table-cell table:number-columns-repeated="1021"/>
        </table:table-row>
        <table:table-row table:style-name="ro12">
          <table:table-cell/>
          <table:table-cell table:style-name="ce7"/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Status das funcionalidades do produto</text:p>
          </table:table-cell>
          <table:table-cell table:number-columns-repeated="1020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Pré-Produção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Elaboração do roteir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Prototipação de ideias, mecânicas e conceito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9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Planejamento detalhado de cada ciclo de vida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8">
          <table:table-cell/>
          <table:covered-table-cell table:style-name="ce4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3"/>- Plano da semana 2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13">
          <table:table-cell/>
          <table:table-cell table:style-name="ce3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 sprint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2">
          <table:table-cell/>
          <table:table-cell table:style-name="ce18" office:value-type="string" calcext:value-type="string">
            <text:p>Fase</text:p>
          </table:table-cell>
          <table:table-cell table:style-name="ce26" office:value-type="string" calcext:value-type="string">
            <text:p>Item</text:p>
          </table:table-cell>
          <table:table-cell table:style-name="ce39" office:value-type="string" calcext:value-type="string">
            <text:p>Atividade</text:p>
          </table:table-cell>
          <table:table-cell table:style-name="ce54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83" office:value-type="string" calcext:value-type="string" table:number-columns-spanned="1" table:number-rows-spanned="7">
            <text:p>Pré-Projeto</text:p>
          </table:table-cell>
          <table:table-cell table:style-name="ce27" office:value-type="float" office:value="1" calcext:value-type="float">
            <text:p>1</text:p>
          </table:table-cell>
          <table:table-cell table:style-name="ce40" office:value-type="string" calcext:value-type="string">
            <text:p>Análise de mercado, tendências e viabilidade</text:p>
          </table:table-cell>
          <table:table-cell table:style-name="ce55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Rascunho da idéia inicial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2"/>
          <table:table-cell table:style-name="ce81" table:number-columns-spanned="2" table:number-rows-spanned="1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84"/>
          <table:table-cell table:style-name="ce28" office:value-type="float" office:value="3" calcext:value-type="float">
            <text:p>3</text:p>
          </table:table-cell>
          <table:table-cell table:style-name="ce41" office:value-type="string" calcext:value-type="string">
            <text:p>Lista de atividades que são necessárias para a realização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4" calcext:value-type="float">
            <text:p>4</text:p>
          </table:table-cell>
          <table:table-cell table:style-name="ce41" office:value-type="string" calcext:value-type="string">
            <text:p>Escopo de cada membro da equipe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Reunião de apresentação do fluxo de trabalh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Instalação e configuração das ferramentas do projet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9" office:value-type="float" office:value="7" calcext:value-type="float">
            <text:p>7</text:p>
          </table:table-cell>
          <table:table-cell table:style-name="ce42" office:value-type="string" calcext:value-type="string">
            <text:p>Treinamentos nas ferramentas para desenvolvimento do projeto</text:p>
          </table:table-cell>
          <table:table-cell table:style-name="ce57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83" office:value-type="string" calcext:value-type="string" table:number-columns-spanned="1" table:number-rows-spanned="6">
            <text:p>Pré-Produção</text:p>
          </table:table-cell>
          <table:table-cell table:style-name="ce27" office:value-type="float" office:value="8" calcext:value-type="float">
            <text:p>8</text:p>
          </table:table-cell>
          <table:table-cell table:style-name="ce43" office:value-type="string" calcext:value-type="string">
            <text:p>Elaboração do Game Design Document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Elaboração do roteir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84"/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Desenvolver arte e level design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11" calcext:value-type="float">
            <text:p>11</text:p>
          </table:table-cell>
          <table:table-cell table:style-name="ce41" office:value-type="string" calcext:value-type="string">
            <text:p>Elaboração do som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Prototipação de ideias, mecânicas e conceitos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9" office:value-type="float" office:value="13" calcext:value-type="float">
            <text:p>13</text:p>
          </table:table-cell>
          <table:table-cell table:style-name="ce42" office:value-type="string" calcext:value-type="string">
            <text:p>Listar e ordenar tudo que for identificado e considerado necessário para o jogo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 calcext:value-type="string" table:number-columns-spanned="1" table:number-rows-spanned="2">
            <text:p>Plano de Produção</text:p>
          </table:table-cell>
          <table:table-cell table:style-name="ce27" office:value-type="float" office:value="14" calcext:value-type="float">
            <text:p>14</text:p>
          </table:table-cell>
          <table:table-cell table:style-name="ce44" office:value-type="string" calcext:value-type="string">
            <text:p>Planejamento detalhado de cada ciclo de vida</text:p>
          </table:table-cell>
          <table:table-cell table:style-name="ce60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covered-table-cell table:style-name="ce22"/>
          <table:table-cell table:style-name="ce30" office:value-type="float" office:value="15" calcext:value-type="float">
            <text:p>15</text:p>
          </table:table-cell>
          <table:table-cell table:style-name="ce45" office:value-type="string" calcext:value-type="string">
            <text:p>Revisão do cronograma</text:p>
          </table:table-cell>
          <table:table-cell table:style-name="ce61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84" office:value-type="string" calcext:value-type="string" table:number-columns-spanned="1" table:number-rows-spanned="15">
            <text:p>Produção</text:p>
          </table:table-cell>
          <table:table-cell table:style-name="ce31" office:value-type="float" office:value="16" calcext:value-type="float" table:number-columns-spanned="1" table:number-rows-spanned="10">
            <text:p>16</text:p>
          </table:table-cell>
          <table:table-cell table:style-name="ce46" office:value-type="string" calcext:value-type="string">
            <text:p>Reunião de Planejamento do Ciclo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7" office:value-type="string" calcext:value-type="string">
            <text:p><text:s text:c="3"/>- Plano da semana 1º Ciclo</text:p>
          </table:table-cell>
          <table:table-cell table:style-name="ce63"/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7" office:value-type="string" calcext:value-type="string">
            <text:p><text:s text:c="11"/>* Plano de Teste 1º Ciclo 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7" office:value-type="string" calcext:value-type="string">
            <text:p><text:s text:c="11"/>* Relatório de bugs encontrados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8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50" office:value-type="string" calcext:value-type="string">
            <text:p><text:s text:c="11"/>* Relatório de bugs encontrados</text:p>
          </table:table-cell>
          <table:table-cell table:style-name="ce65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9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84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3">
          <table:table-cell/>
          <table:covered-table-cell table:style-name="ce84"/>
          <table:covered-table-cell table:style-name="ce31"/>
          <table:table-cell table:style-name="ce49" office:value-type="string" calcext:value-type="string">
            <text:p><text:s text:c="11"/>* Relatório de bugs encontrados</text:p>
          </table:table-cell>
          <table:table-cell table:style-name="ce61" office:value-type="string" calcext:value-type="string">
            <text:p>Não Realizado</text:p>
          </table:table-cell>
          <table:table-cell/>
          <table:table-cell table:style-name="ce69"/>
          <table:table-cell table:number-columns-repeated="1017"/>
        </table:table-row>
        <table:table-row table:style-name="ro2">
          <table:table-cell/>
          <table:covered-table-cell table:style-name="ce84"/>
          <table:table-cell table:style-name="ce33" office:value-type="float" office:value="17" calcext:value-type="float">
            <text:p>17</text:p>
          </table:table-cell>
          <table:table-cell table:style-name="ce41" office:value-type="string" calcext:value-type="string">
            <text:p>Reunião do ciclo com resultados das metas</text:p>
          </table:table-cell>
          <table:table-cell table:style-name="ce6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Realização das atividades planejadas</text:p>
          </table:table-cell>
          <table:table-cell table:style-name="ce58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19" calcext:value-type="float">
            <text:p>19</text:p>
          </table:table-cell>
          <table:table-cell table:style-name="ce41" office:value-type="string" calcext:value-type="string">
            <text:p>Realização constante de testes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8" office:value-type="float" office:value="20" calcext:value-type="float">
            <text:p>20</text:p>
          </table:table-cell>
          <table:table-cell table:style-name="ce41" office:value-type="string" calcext:value-type="string">
            <text:p>Realização de integraçã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4"/>
          <table:table-cell table:style-name="ce29" office:value-type="float" office:value="21" calcext:value-type="float">
            <text:p>21</text:p>
          </table:table-cell>
          <table:table-cell table:style-name="ce42" office:value-type="string" calcext:value-type="string">
            <text:p>Ciclo de melhorias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Publicação</text:p>
          </table:table-cell>
          <table:table-cell table:style-name="ce35" office:value-type="float" office:value="22" calcext:value-type="float">
            <text:p>22</text:p>
          </table:table-cell>
          <table:table-cell table:style-name="ce5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67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table-cell table:style-name="ce88" office:value-type="string" calcext:value-type="string" table:number-columns-spanned="1" table:number-rows-spanned="4">
            <text:p>Pós-Produção</text:p>
          </table:table-cell>
          <table:table-cell table:style-name="ce36" office:value-type="float" office:value="23" calcext:value-type="float">
            <text:p>23</text:p>
          </table:table-cell>
          <table:table-cell table:style-name="ce51" office:value-type="string" calcext:value-type="string">
            <text:p>Apresentação do relatório sobre o projeto </text:p>
          </table:table-cell>
          <table:table-cell table:style-name="ce58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Distribuição do jogo e feedback dos usuários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28" office:value-type="float" office:value="25" calcext:value-type="float">
            <text:p>25</text:p>
          </table:table-cell>
          <table:table-cell table:style-name="ce42" office:value-type="string" calcext:value-type="string">
            <text:p>Reunião semanal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88"/>
          <table:table-cell table:style-name="ce38" office:value-type="float" office:value="26" calcext:value-type="float">
            <text:p>26</text:p>
          </table:table-cell>
          <table:table-cell table:style-name="ce53" office:value-type="string" calcext:value-type="string">
            <text:p>Entrega do projeto</text:p>
          </table:table-cell>
          <table:table-cell table:style-name="ce68" office:value-type="string" calcext:value-type="string">
            <text:p>Não Realizado</text:p>
          </table:table-cell>
          <table:table-cell table:number-columns-repeated="1019"/>
        </table:table-row>
        <table:table-row table:style-name="ro12">
          <table:table-cell table:number-columns-repeated="2"/>
          <table:table-cell table:style-name="ce7"/>
          <table:table-cell table:number-columns-repeated="1021"/>
        </table:table-row>
        <table:table-row table:style-name="ro12">
          <table:table-cell/>
          <table:table-cell table:style-name="ce7"/>
          <table:table-cell table:number-columns-repeated="1022"/>
        </table:table-row>
        <table:table-row table:style-name="ro12" table:number-rows-repeated="104853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PeriodoInPlanejado" table:base-cell-address="$'1 sprint'.$A$1" table:expression="#REF!=MEDIAN(#REF!;#REF!;#REF!+#REF!-1)"/>
        <table:named-expression table:name="PeriodoInReal" table:base-cell-address="$'1 sprint'.$A$1" table:expression="#REF!=MEDIAN(#REF!;#REF!;#REF!+#REF!-1)"/>
        <table:named-expression table:name="periodo_selecionado" table:base-cell-address="$'1 sprint'.$A$1" table:expression="#REF!"/>
        <table:named-expression table:name="Plano" table:base-cell-address="$'1 sprint'.$A$1" table:expression="PeriodoInPlanejado*(#REF!&gt;0)"/>
        <table:named-expression table:name="PorcentagemConcluída" table:base-cell-address="$'1 sprint'.$A$1" table:expression="PorcentagemConcluídaPosterior*PeriodoInPlanejado"/>
        <table:named-expression table:name="PorcentagemConcluídaPosterior" table:base-cell-address="$'1 sprint'.$A$1" table:expression="(#REF!=MEDIAN(#REF!;#REF!;#REF!+#REF!)*(#REF!&gt;0))*((#REF!&lt;(INT(#REF!+#REF!*#REF!)))+(#REF!=#REF!))*(#REF!&gt;0)"/>
        <table:named-expression table:name="Real" table:base-cell-address="$'1 sprint'.$A$1" table:expression="(PeriodoInReal*(#REF!&gt;0))*PeriodoInPlanejado"/>
        <table:named-expression table:name="RealPosterior" table:base-cell-address="$'1 sprint'.$A$1" table:expression="PeriodoInReal*(#REF!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name-asian="Noto Sans CJK SC" style:font-family-asian="'Noto Sans CJK SC'" style:font-family-generic-asian="system" style:font-pitch-asian="variable" style:font-size-asian="11pt" style:font-name-complex="Corbel" style:font-family-complex="Corbe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Hyperlink_20_1" style:display-name="Hyperlink 1" style:family="table-cell" style:parent-style-name="Default">
      <style:text-properties fo:color="#17618f" style:text-outline="false" style:text-line-through-style="none" style:text-line-through-type="none" style:font-name="Corbel" fo:font-family="Corbe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rbel" style:font-family-complex="Corbel" style:font-family-generic-complex="swiss" style:font-size-complex="11pt" style:font-style-complex="normal" style:font-weight-complex="normal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32:43.6888509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_20_sprint" style:display-name="PageStyle_1 spr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35:15</meta:creation-date>
    <dc:date>2020-06-17T13:35:57.183283955</dc:date>
    <meta:generator>LibreOffice/6.0.7.3$Linux_X86_64 LibreOffice_project/00m0$Build-3</meta:generator>
    <meta:editing-duration>PT24M12S</meta:editing-duration>
    <meta:editing-cycles>5</meta:editing-cycles>
    <meta:document-statistic meta:table-count="6" meta:cell-count="445" meta:object-count="0"/>
    <meta:user-defined meta:name="AppVersion">16.0300</meta:user-defined>
    <meta:user-defined meta:name="ContentTypeId">0x010100B03E2F1D0E8E87468B289CB57281B996</meta:user-defined>
    <meta:user-defined meta:name="DocVizPreviewMetadata_Count" meta:value-type="float">0</meta:user-defined>
  </office:meta>
</office:document-meta>
</file>